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ff3333"/>
    </style:style>
    <style:style style:name="T2" style:family="text">
      <style:text-properties fo:color="#99ff66"/>
    </style:style>
    <style:style style:name="T3" style:family="text">
      <style:text-properties fo:color="#000000"/>
    </style:style>
    <style:style style:name="T4" style:family="text">
      <style:text-properties fo:color="#66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uepuw</text:p>
      <text:p text:style-name="P1"/>
      <text:p text:style-name="P2">Nuepuw is 1 of the base heroes you get when you start the game.</text:p>
      <text:p text:style-name="P2">Nuepuw's base stats are <text:span text:style-name="T1">4 attack, </text:span><text:span text:style-name="T2">2 Stamina <text:s/></text:span><text:span text:style-name="T3">and <text:s/></text:span><text:span text:style-name="T4">4 Heal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1T19:02:09</meta:creation-date>
    <meta:generator>OpenOffice/4.0.1$Unix OpenOffice.org_project/401m5$Build-9714</meta:generator>
    <dc:date>2014-04-11T20:55:02</dc:date>
    <meta:editing-duration>PT20M19S</meta:editing-duration>
    <meta:editing-cycles>2</meta:editing-cycles>
    <meta:document-statistic meta:table-count="0" meta:image-count="0" meta:object-count="0" meta:page-count="1" meta:paragraph-count="3" meta:word-count="26" meta:character-count="128"/>
  </office:meta>
</office:document-meta>
</file>